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officeooo:rsid="00114dc2" officeooo:paragraph-rsid="00114dc2"/>
    </style:style>
    <style:style style:name="P6" style:family="paragraph" style:parent-style-name="Exalted">
      <style:text-properties fo:language="en" fo:country="US" fo:font-weight="bold" style:font-weight-asian="bold"/>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text-properties fo:language="en" fo:country="US" officeooo:rsid="0020ba66" officeooo:paragraph-rsid="0020ba66"/>
    </style:style>
    <style:style style:name="P9" style:family="paragraph" style:parent-style-name="Exalted">
      <style:paragraph-properties fo:text-align="center" style:justify-single-word="false"/>
      <style:text-properties fo:font-size="12pt" fo:language="en" fo:country="US" fo:font-weight="bold" style:font-size-asian="12pt" style:font-weight-asian="bold" style:font-size-complex="12pt"/>
    </style:style>
    <style:style style:name="P10"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1"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2" style:family="paragraph" style:parent-style-name="Exalted">
      <style:paragraph-properties fo:margin-left="0.25in" fo:margin-right="0in" fo:text-indent="0in" style:auto-text-indent="false"/>
      <style:text-properties fo:language="en" fo:country="US"/>
    </style:style>
    <style:style style:name="P13" style:family="paragraph" style:parent-style-name="Exalted">
      <style:paragraph-properties fo:margin-left="0.25in" fo:margin-right="0in" fo:text-indent="0in" style:auto-text-indent="false"/>
      <style:text-properties fo:language="en" fo:country="US" fo:font-style="italic" style:font-style-asian="italic"/>
    </style:style>
    <style:style style:name="P14" style:family="paragraph" style:parent-style-name="Exalted">
      <style:paragraph-properties fo:margin-left="0in" fo:margin-right="0in" fo:text-indent="0.5in" style:auto-text-indent="false"/>
      <style:text-properties fo:language="en" fo:country="US"/>
    </style:style>
    <style:style style:name="P15" style:family="paragraph" style:parent-style-name="Exalted">
      <style:paragraph-properties fo:margin-left="0in" fo:margin-right="0in" fo:text-indent="0in" style:auto-text-indent="false"/>
      <style:text-properties fo:language="en" fo:country="US"/>
    </style:style>
    <style:style style:name="P1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US" officeooo:rsid="000f2da4" officeooo:paragraph-rsid="000f2da4"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17" style:family="paragraph" style:parent-style-name="Exalted">
      <style:paragraph-properties fo:margin-top="0in" fo:margin-bottom="0.0799in" style:contextual-spacing="false" fo:text-align="start" style:justify-single-word="false"/>
      <style:text-properties fo:language="en" fo:country="US"/>
    </style:style>
    <style:style style:name="P18" style:family="paragraph" style:parent-style-name="Heading_20_2">
      <style:text-properties fo:language="en" fo:country="US"/>
    </style:style>
    <style:style style:name="P19" style:family="paragraph" style:parent-style-name="Heading_20_2">
      <style:text-properties fo:color="#0b5394" loext:opacity="100%" style:font-name="Envision Roman" fo:font-size="18pt" fo:language="en" fo:country="US" officeooo:rsid="001672b2" officeooo:paragraph-rsid="00114dc2" style:letter-kerning="false" style:font-name-asian="Modern Antiqua1" style:font-size-asian="18pt" style:language-asian="zh" style:country-asian="CN" style:font-name-complex="Modern Antiqua1" style:font-size-complex="18pt" style:language-complex="hi" style:country-complex="IN"/>
    </style:style>
    <style:style style:name="P20" style:family="paragraph" style:parent-style-name="Heading_20_3">
      <style:text-properties fo:language="en" fo:country="US"/>
    </style:style>
    <style:style style:name="P21" style:family="paragraph" style:parent-style-name="Heading_20_3">
      <style:paragraph-properties fo:margin-top="0.139in" fo:margin-bottom="0.0835in" style:contextual-spacing="false" fo:line-height="100%"/>
      <style:text-properties fo:language="en" fo:country="US"/>
    </style:style>
    <style:style style:name="P22" style:family="paragraph" style:parent-style-name="Heading_20_4">
      <style:text-properties fo:language="en" fo:country="US"/>
    </style:style>
    <style:style style:name="P23" style:family="paragraph" style:parent-style-name="Heading_20_4">
      <style:text-properties fo:language="en" fo:country="US" fo:font-weight="bold" style:font-weight-asian="bold"/>
    </style:style>
    <style:style style:name="P24" style:family="paragraph" style:parent-style-name="Heading_20_4">
      <style:paragraph-properties fo:margin-top="0in" fo:margin-bottom="0.0835in" style:contextual-spacing="false" fo:line-height="100%"/>
      <style:text-properties fo:language="en" fo:country="US"/>
    </style:style>
    <style:style style:name="P25" style:family="paragraph" style:parent-style-name="Heading_20_5">
      <style:text-properties fo:language="en" fo:country="US"/>
    </style:style>
    <style:style style:name="P2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7" style:family="paragraph" style:parent-style-name="Exalted" style:list-style-name="Exalted_20_Center_20_Dot"/>
    <style:style style:name="P28" style:family="paragraph" style:parent-style-name="Exalted" style:list-style-name="Exalt_20_Dot">
      <style:text-properties fo:language="en" fo:country="US" officeooo:paragraph-rsid="00114dc2"/>
    </style:style>
    <style:style style:name="P29" style:family="paragraph" style:parent-style-name="Exalted" style:list-style-name="Exalt_20_Dot">
      <style:text-properties fo:language="en" fo:country="US" officeooo:rsid="001c9c33" officeooo:paragraph-rsid="001c9c33"/>
    </style:style>
    <style:style style:name="P30" style:family="paragraph" style:parent-style-name="Exalted" style:list-style-name="Exalt_20_Dot">
      <style:text-properties fo:language="en" fo:country="US" fo:font-weight="bold" officeooo:rsid="001672b2" officeooo:paragraph-rsid="001672b2" style:font-weight-asian="bold" style:font-weight-complex="bold"/>
    </style:style>
    <style:style style:name="P31" style:family="paragraph" style:parent-style-name="Exalted" style:list-style-name="Exalted_20_Center_20_Dot">
      <style:text-properties fo:language="en" fo:country="US"/>
    </style:style>
    <style:style style:name="P32" style:family="paragraph" style:parent-style-name="Exalted" style:list-style-name="Exalt_20_Dot">
      <style:text-properties fo:language="en" fo:country="US" officeooo:rsid="001d495a" officeooo:paragraph-rsid="001d495a"/>
    </style:style>
    <style:style style:name="P33" style:family="paragraph" style:parent-style-name="Exalted" style:list-style-name="Exalt_20_Dot">
      <style:text-properties fo:language="en" fo:country="US" officeooo:rsid="0020ba66" officeooo:paragraph-rsid="0020ba66"/>
    </style:style>
    <style:style style:name="P34" style:family="paragraph" style:parent-style-name="Exalted" style:list-style-name="Exalt_20_Dot">
      <style:text-properties style:use-window-font-color="true" loext:opacity="0%" style:font-name="Times New Roman" fo:font-size="10pt" fo:language="en" fo:country="US" officeooo:rsid="0021710e" officeooo:paragraph-rsid="0021710e" style:letter-kerning="false" style:font-name-asian="Spectral1" style:font-size-asian="10pt" style:language-asian="zh" style:country-asian="CN" style:font-name-complex="Spectral1" style:font-size-complex="10pt" style:language-complex="hi" style:country-complex="IN"/>
    </style:style>
    <style:style style:name="P35" style:family="paragraph" style:parent-style-name="Exalted" style:list-style-name="Exalted_20_Center_20_Dot">
      <style:paragraph-properties fo:margin-top="0in" fo:margin-bottom="0in" style:contextual-spacing="false"/>
      <style:text-properties fo:language="en" fo:country="US"/>
    </style:style>
    <style:style style:name="P36" style:family="paragraph" style:parent-style-name="Exalted" style:list-style-name="Exalted_20_Center_20_Dot">
      <style:paragraph-properties fo:margin-top="0in" fo:margin-bottom="0.139in" style:contextual-spacing="false" fo:line-height="100%"/>
      <style:text-properties fo:language="en" fo:country="US"/>
    </style:style>
    <style:style style:name="T1" style:family="text">
      <style:text-properties fo:font-weight="bold" style:font-weight-asian="bold"/>
    </style:style>
    <style:style style:name="T2" style:family="text">
      <style:text-properties fo:font-weight="bold" officeooo:rsid="00114dc2" style:font-weight-asian="bold" style:font-weight-complex="bold"/>
    </style:style>
    <style:style style:name="T3" style:family="text">
      <style:text-properties fo:color="#1155cc" loext:opacity="100%" fo:language="en" fo:country="US" style:text-underline-style="solid" style:text-underline-width="auto" style:text-underline-color="font-color"/>
    </style:style>
    <style:style style:name="T4" style:family="text">
      <style:text-properties fo:font-style="italic" style:font-style-asian="italic"/>
    </style:style>
    <style:style style:name="T5" style:family="text">
      <style:text-properties officeooo:rsid="000b7206"/>
    </style:style>
    <style:style style:name="T6" style:family="text">
      <style:text-properties style:use-window-font-color="true" loext:opacity="0%" style:font-name="Times New Roman" fo:font-size="10pt"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7" style:family="text">
      <style:text-properties style:use-window-font-color="true" loext:opacity="0%" style:font-name="Times New Roman" fo:font-size="10pt" officeooo:rsid="000b7206"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d464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font-weight="normal" officeooo:rsid="0014f9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normal" officeooo:rsid="001c6de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2f0d7" style:font-weight-asian="normal" style:font-weight-complex="normal"/>
    </style:style>
    <style:style style:name="T13" style:family="text">
      <style:text-properties fo:font-weight="normal" officeooo:rsid="0014f96d" style:font-weight-asian="normal" style:font-weight-complex="normal"/>
    </style:style>
    <style:style style:name="T14" style:family="text">
      <style:text-properties fo:font-weight="normal" officeooo:rsid="00114dc2" style:font-weight-asian="normal" style:font-weight-complex="normal"/>
    </style:style>
    <style:style style:name="T15" style:family="text">
      <style:text-properties fo:font-weight="normal" officeooo:rsid="00173685" style:font-weight-asian="normal" style:font-weight-complex="normal"/>
    </style:style>
    <style:style style:name="T16" style:family="text">
      <style:text-properties fo:font-weight="normal" officeooo:rsid="001c6de7" style:font-weight-asian="normal" style:font-weight-complex="normal"/>
    </style:style>
    <style:style style:name="T17" style:family="text">
      <style:text-properties officeooo:rsid="001eb93f"/>
    </style:style>
    <style:style style:name="T18" style:family="text">
      <style:text-properties officeooo:rsid="0024786b"/>
    </style:style>
    <style:style style:name="T19" style:family="text">
      <style:text-properties fo:language="en" fo:country="US"/>
    </style:style>
    <style:style style:name="T20" style:family="text">
      <style:text-properties fo:language="en" fo:country="U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owers</text:h>
      <text:p text:style-name="P3"/>
      <text:section text:style-name="Sect1" text:name="TextSection">
        <text:p text:style-name="P4">The word “Powers” refers to the various sources of supernatural effects the Exalt can have upon the world, including (but not limited to): Charms, Evocations, Spells, and Martial Arts Techniques.</text:p>
        <text:h text:style-name="P18" text:outline-level="2">System Presentation</text:h>
        <text:p text:style-name="P4">Powers are presented in a manner similar to the following:</text:p>
        <text:p text:style-name="P12"><text:span text:style-name="T1">Cost: </text:span>2m<text:line-break/><text:span text:style-name="T1">Type: </text:span>Primary<text:line-break/><text:span text:style-name="T1">Mins: </text:span>Awareness 3</text:p>
        <text:h text:style-name="P20" text:outline-level="3">Cost</text:h>
        <text:p text:style-name="P4">Designates what character resources it takes to use the Power. <text:s/>A Power of no cost (such as Permanent effects) will be designated with “--”.</text:p>
        <text:list xml:id="list3702056294" text:style-name="Exalted_20_Center_20_Dot">
          <text:list-item>
            <text:p text:style-name="P35"><text:span text:style-name="T1">m—</text:span>Motes of Essence, which can be a chosen combination of Personal or Peripheral</text:p>
            <text:list>
              <text:list-item>
                <text:p text:style-name="P35">Some Powers will specifically designate (personal) or (peripheral) in their cost.</text:p>
              </text:list-item>
            </text:list>
          </text:list-item>
          <text:list-item>
            <text:p text:style-name="P35"><text:span text:style-name="T1">i—</text:span>If used in a Combat Scene, requires <text:span text:style-name="T1">Impulse</text:span>. If used in an Encounter Scene, requires <text:span text:style-name="T1">Influence.</text:span></text:p>
          </text:list-item>
          <text:list-item>
            <text:p text:style-name="P27"><text:span text:style-name="T20">sm—</text:span><text:span text:style-name="T19">Sorcerous Motes, which are described in more detail in the </text:span><text:a xlink:type="simple" xlink:href="#Sorcery and Necromancy" text:style-name="Internet_20_link" text:visited-style-name="Visited_20_Internet_20_Link"><text:span text:style-name="T3">Sorcery</text:span></text:a><text:span text:style-name="T19">.</text:span></text:p>
          </text:list-item>
        </text:list>
        <text:h text:style-name="P20" text:outline-level="3">Type</text:h>
        <text:p text:style-name="P4">The Power’s Type designates how the power may be activated, and then how long it is active for in the format:</text:p>
        <text:p text:style-name="P14"><text:span text:style-name="T1">Type: </text:span>(Activation Type); (Duration)</text:p>
        <text:p text:style-name="P15">So, a Power that activates <text:span text:style-name="T4">Reflexively</text:span> and is then <text:span text:style-name="T4">active</text:span> for the remainder of the scene would be written as:</text:p>
        <text:p text:style-name="P15"><text:tab/><text:span text:style-name="T1">Type:</text:span> Reflexive; Scene</text:p>
        <text:p text:style-name="P15">If there is no duration written, the power is considered <text:span text:style-name="T4">Instant</text:span>, and immediately dissipates after activation.</text:p>
        <table:table table:name="Table1" table:style-name="Table1">
          <table:table-column table:style-name="Table1.A"/>
          <table:table-row table:style-name="Table1.1">
            <table:table-cell table:style-name="Table1.A1" office:value-type="string">
              <text:p text:style-name="P10">Terminating Active Powers</text:p>
              <text:p text:style-name="P11">An Exalt may willfully terminate a Power earlier than its stated duration (unless specifically stated otherwise.) However, they must then pay the activation cost again if they want to reuse the power.</text:p>
            </table:table-cell>
          </table:table-row>
        </table:table>
        <text:h text:style-name="P22" text:outline-level="4"/>
        <text:h text:style-name="P23" text:outline-level="4">Activation Type</text:h>
        <text:list xml:id="list121708362692981" text:continue-numbering="true" text:style-name="Exalted_20_Center_20_Dot">
          <text:list-item>
            <text:p text:style-name="P36"><text:span text:style-name="T6">Simple</text:span><text:span text:style-name="T1">. </text:span>Consumes a<text:span text:style-name="T5">n</text:span> Action Slot. Only one <text:span text:style-name="T7">Action may be taken per turn.</text:span></text:p>
          </text:list-item>
          <text:list-item>
            <text:p text:style-name="P36"><text:span text:style-name="T6">Free</text:span>. <text:span text:style-name="T7">Does not consume an Action Slot, but must still be activated on the character’s Turn. </text:span><text:span text:style-name="T8">(i.e. not Reflexively.)</text:span></text:p>
          </text:list-item>
          <text:list-item>
            <text:p text:style-name="P36"><text:span text:style-name="T1">Supplemental. </text:span>Enhances a Primary or Secondary Action. There is no limit to the number of supplemental Powers that may be combined together.</text:p>
          </text:list-item>
          <text:list-item>
            <text:p text:style-name="P36"><text:span text:style-name="T1">Reflexive</text:span>. Conditional powers that may be used outside of normal turn order. So long as the condition is met, the Reflexive Power may always be used.</text:p>
          </text:list-item>
          <text:list-item>
            <text:p text:style-name="P36"><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10">Timing Conflicts</text:p>
              <text:p text:style-name="P11">If there is ever a timing conflict, such as with two Reflexive Charms going off at once, the resolution goes according to the <text:span text:style-name="T4">defender’s choice</text:span>.</text:p>
              <text:p text:style-name="P11">If that is still unclear, there should be a contested roll using the relevant <text:span text:style-name="T4">Finesse</text:span> Attribute.</text:p>
            </table:table-cell>
          </table:table-row>
        </table:table>
        <text:h text:style-name="P20" text:outline-level="3">Minimum Requirements</text:h>
        <text:p text:style-name="P4">When buying a Power, there are certain Minimums that must first be met--such as the dot Rating in a specific Ability.</text:p>
        <text:h text:style-name="P19" text:outline-level="2">Glossary of Terms</text:h>
        <text:p text:style-name="P5">There are specific words and phrases that charms commonly use as a shorthand for mechanical actions—so that the power description isnt constantly cluttered with the same mechanical saying.</text:p>
        <text:list xml:id="list3734388865" text:style-name="Exalt_20_Dot">
          <text:list-item>
            <text:p text:style-name="P28"><text:span text:style-name="T2">On Hit</text:span><text:span text:style-name="T14"> <text:tab/>Any Action, </text:span><text:span text:style-name="T12">including</text:span><text:span text:style-name="T14"> Maneuver</text:span><text:span text:style-name="T12">s and <text:s/></text:span><text:span text:style-name="T13">the</text:span><text:span text:style-name="T9"> Accuracy Roll</text:span><text:span text:style-name="T12">, </text:span><text:span text:style-name="T9">which </text:span><text:span text:style-name="T14">exceeds a target’s DV. </text:span><text:span text:style-name="T16">Unless otherwise stated, this hit must be on an </text:span><text:span text:style-name="T10">action</text:span><text:span text:style-name="T16"> from the character, using the Ability that the Power is under.</text:span></text:p>
            <text:list>
              <text:list-item>
                <text:p text:style-name="P29"><text:span text:style-name="T16">S</text:span><text:span text:style-name="T11">ometimes the Power will explicitly target Evasion or Soak.</text:span></text:p>
              </text:list-item>
            </text:list>
          </text:list-item>
          <text:list-item>
            <text:p text:style-name="P30">Feats of Strength<text:span text:style-name="T11"><text:tab/>Rolls, typicall using Strength and Physique, with the intent of </text:span><text:span text:style-name="T15">expressing</text:span><text:span text:style-name="T11"> physical prowess—hefting boulders, </text:span><text:span text:style-name="T15">breaking walls, carrying tons, etc</text:span></text:p>
          </text:list-item>
        </text:list>
        <text:h text:style-name="P18" text:outline-level="2">Charms</text:h>
        <text:p text:style-name="P4">Charms are the natural expression of a character’s essence, a specific and trained way for their internal power to be expressed upon the world.</text:p>
        <text:p text:style-name="P4">These powers are inherently personal, and each expression will vary from individual to individual: those that are listed are simply generalizations and categorization for easy shorthand.</text:p>
        <text:p text:style-name="P4">Typically, a character does not know they are using a specific charm with a specific name--they simply know that their instinctual channeling of their essence will produce the desired effect.</text:p>
        <text:h text:style-name="P20" text:outline-level="3"><text:soft-page-break/>Greater Charms</text:h>
        <text:p text:style-name="P4">Greater Charms are powers more powerful, and far more complicated to learn and perfect than a normal Charm.</text:p>
        <text:p text:style-name="P4">A character must first be at <text:span text:style-name="T1">Essence 3</text:span> to learn a Greater Charm, and it will cost <text:span text:style-name="T1">double</text:span> the amount of XP to learn.</text:p>
        <text:h text:style-name="P18" text:outline-level="2">Making New Powers</text:h>
        <text:p text:style-name="P16">[[NOTE: This section is old and slated for rewrite.]]</text:p>
        <text:p text:style-name="P4"/>
        <text:p text:style-name="P4"/>
        <text:p text:style-name="P4">Players and Storytellers are encouraged to work together to craft and use Custom Charms that fit individual characters and their needs--the provided charms are intended to cover most common uses of charms, but could never encompass all that an Exalt <text:span text:style-name="T4">could</text:span> do.</text:p>
        <text:p text:style-name="P4">Charms and Custom Charms do not have any sort of “niche protection” from each other. Do not be afraid to create Custom Charms that have similar effects.</text:p>
        <text:p text:style-name="P4">Making custom charms can be a bit difficult, so let’s run through an example. </text:p>
        <text:h text:style-name="P25" text:outline-level="6">Example: Searing Sunfire Interdiction</text:h>
        <text:p text:style-name="P6">Identify what the need is</text:p>
        <text:p text:style-name="P13">I want a high-powered charm damage that also does Area of Effect (flurry) attacks, and alsos fits within the Solar Theme.</text:p>
        <text:h text:style-name="P21" text:outline-level="3">Imagine the visuals/effects</text:h>
        <text:p text:style-name="P4">Exalted is a game centered around role-playing, scene interactions, and heroes being grander than life. The impact a charm has upon a <text:span text:style-name="T4">scene</text:span> is often of primary importance to the game. The mechanics are simply there to make sure that is represented accurately.</text:p>
        <text:p text:style-name="P4">Try to envision what your character is actually <text:span text:style-name="T4">doing</text:span>. Seek inspiration from literature, games, and other charms. Not everything needs to be super-cool and flashy, but spending a moment to think through the actions and steps a character might do for the desired effect.</text:p>
        <text:p text:style-name="P4">In this example charm's case, the inspiration comes from a natural source: a cascading sunbeam. As well, it’s well represented in popular video games: a beam of light cascades from the heavens and damages those in its way.</text:p>
        <text:h text:style-name="P21" text:outline-level="3">Brainstorm Secondary effects<text:line-break/>And Limitations</text:h>
        <text:p text:style-name="P4">Now that we have a visual effect--a beam of light appearing over the target area--it's time to think of the consequences of that charm.</text:p>
        <text:list xml:id="list121707999259557" text:continue-list="list121708362692981" text:style-name="Exalted_20_Center_20_Dot">
          <text:list-item>
            <text:p text:style-name="P35">Sunlight is a heavy theme here, so it may do extra damage against Creatures of Darkness.</text:p>
          </text:list-item>
          <text:list-item>
            <text:p text:style-name="P35">It's a bright beam of light. It's going to be pretty obvious.</text:p>
          </text:list-item>
          <text:list-item>
            <text:p text:style-name="P35">It's an archery charm, so an arrow needs to be used. Maybe you fire an arrow into the sky, pierce a cloud and the sun peers through?</text:p>
            <text:list>
              <text:list-item>
                <text:p text:style-name="P35">Access to the sky then?</text:p>
              </text:list-item>
              <text:list-item>
                <text:p text:style-name="P35">Does it need access to the Sun itself, since it's a sunbeam? Can you not use this in the Underworld?</text:p>
              </text:list-item>
            </text:list>
          </text:list-item>
          <text:list-item>
            <text:p text:style-name="P35">Does sunlight hurt other Solars? Or themselves? Are they immune to their own powers?</text:p>
          </text:list-item>
          <text:list-item>
            <text:p text:style-name="P31">Is the attack indiscriminate in its area? Can the Solar exclude allies?</text:p>
          </text:list-item>
        </text:list>
        <text:p text:style-name="P4">With that list of thoughts gathered, we can sort through what additional limitations and benefits the charm will have, using motes and Impulse cost to assist in that manner.</text:p>
        <text:h text:style-name="P21" text:outline-level="3">Double check the theme</text:h>
        <text:p text:style-name="P4">Solars have a theme of <text:span text:style-name="T4">excellency</text:span>, so we should try to avoid too many limitations. As well, their powers should come from <text:span text:style-name="T4">within</text:span>, rather than externally. <text:s/>Let's discard the <text:span text:style-name="T4">access to the Sun</text:span> right away.</text:p>
        <text:p text:style-name="P4"><text:span text:style-name="T4">Damaging Creatures of Darkness</text:span> seems appropriate, let us keep it in. We'll have to make sure the extra damage isn't too little or too much by gauging it against other charms with that effect.</text:p>
        <text:p text:style-name="P4"><text:span text:style-name="T4">Access to the sky</text:span> is limiting--you wouldn't be able to use this underground or in tight enclosed spaces. That's a reasonable limitation, and easily worked around in most cases.</text:p>
        <text:p text:style-name="P4">Excluding allies from the attack could be useful, but that may make the charm too powerful. Best just to leave it as a full, indiscriminate AoE attack--much akin to a bomb. The player will have to work around that.</text:p>
        <text:p text:style-name="P4"><text:span text:style-name="T4">"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P4">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P4">For these reasons we will leave off that particular benefit/limitation. </text:p>
        <text:h text:style-name="P21" text:outline-level="3">Add/Adjust numbers</text:h>
        <text:p text:style-name="P4">This charm has ended up being pretty powerful, but that was its intention. However, this does mean that I should put its Mote and Impulse cost up at a higher level than normal.</text:p>
        <text:h text:style-name="P21" text:outline-level="3">Iterate/Edit</text:h>
        <text:p text:style-name="P4">I have lied a bit to you with this Example: I have given the impression that the process was an ordered, straightforward process, where one task was completed before the other. This is <text:soft-page-break/>completely false.</text:p>
        <text:p text:style-name="P4">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21" text:outline-level="3">Avoiding Pitfalls</text:h>
        <text:p text:style-name="P4">Making Charms and Powers is more of an art than a precise science. </text:p>
        <text:h text:style-name="P24" text:outline-level="4">Filling in Thematic Holes</text:h>
        <text:p text:style-name="P4">The first question you should ask yourself when creating a Charm is “Am I <text:span text:style-name="T4">just </text:span>trying to fill in an intentional weakness of an Ability?” <text:s/>If so, you should take a double look at what your intent is, analyze if there is an alternate way, or proceed very carefully.</text:p>
        <text:p text:style-name="P4">It’s often the first instinct to try to fill such a hole in--after all, we often want our characters to be the best at what they do, and seeing such a glaring hole can be frustrating.</text:p>
        <text:p text:style-name="P4">However, doing so is often detrimental to the longevity of the game--a fully fleshed out character is often one that is flawed--and so is the same with Abilities and Powers.</text:p>
        <text:p text:style-name="P4">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P4">This isn’t to say you <text:span text:style-name="T4">can’t</text:span> make a Melee charm that deals damage at a range--there are those that already exist--but you should go into charm creation realizing that <text:span text:style-name="T4">some <text:s/></text:span>(but not all)<text:span text:style-name="T4"> </text:span>holes are <text:span text:style-name="T4">intentional.</text:span> <text:s/>If you are to make charms in those spaces, they should respect why the hole is there in the first place.</text:p>
        <text:h text:style-name="P22" text:outline-level="4">Use Sparingly: Dice Tricks<text:line-break/>(TN Shifting, Double X’s)</text:h>
        <text:p text:style-name="P4">“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P4">When using a Dice Pool system, such as Exalted does with its (Att+Abi)x d10’s, all players around the table will start to rely on <text:span text:style-name="T4">memorization</text:span> of dice faces as symbols, rather than individually interpreting the numbers.</text:p>
        <text:p text:style-name="P4">In essence, people will start to quickly stop seeing the numbers:</text:p>
        <text:p text:style-name="P9">{ 1, 2, 3, 4, 5, 6, 7, 8, 9, 10 }</text:p>
        <text:p text:style-name="P7">Instead,minds will short circuit this, seeing this as the much more manageable:</text:p>
        <text:p text:style-name="P9">{ 0, 0, 0, 0, 0, 0, 1, 1, 1, 2 }</text:p>
        <text:p text:style-name="P7">If you create a power that has “Dice tricks” built into it, such as doubling any number with an 8 or higher, <text:span text:style-name="T4">you mess with this short-circuit memorization</text:span>. This will slow down play considerably as players will suddenly have to focus on the dice, reinterpret the dice as actual numbers again, and then potentially undo their memorization.</text:p>
        <text:p text:style-name="P17"><text:span text:style-name="T1">Only use a Dice Trick if it is necessary</text:span>. A sparing number of these effects here and there--perhaps restricted by a conditional--is fine. But if too many of them appear, it will slow down play considerably!</text:p>
        <text:p text:style-name="P17"/>
        <text:h text:style-name="P18" text:outline-level="2">Judging Costs</text:h>
        <text:list xml:id="list121707384181293" text:continue-list="list3734388865" text:style-name="Exalt_20_Dot">
          <text:list-item>
            <text:p text:style-name="P34">Lesser Charms should have mins from 1-3 (maybe 4)</text:p>
          </text:list-item>
          <text:list-item>
            <text:p text:style-name="P34">Greater Charms should have Mins from 3-4 (maybe 5)</text:p>
          </text:list-item>
          <text:list-item>
            <text:p text:style-name="P32">Effects <text:span text:style-name="T17">in the</text:span> Maneuver Stunts <text:span text:style-name="T17">table </text:span>should be 2m <text:span text:style-name="T18">at base. If you improve them, no more than 5m.</text:span></text:p>
          </text:list-item>
          <text:list-item>
            <text:p text:style-name="P33">Targeting Evasion/Soak is 3m, 1i. <text:s/>Targeting a non-standard defense is 4m, 2i.</text:p>
          </text:list-item>
        </text:list>
        <text:p text:style-name="P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17:07.215000000</dc:date>
    <meta:editing-cycles>33</meta:editing-cycles>
    <dc:title>Powers</dc:title>
    <meta:editing-duration>PT2H50M5S</meta:editing-duration>
    <meta:generator>LibreOffice/7.0.3.1$Windows_X86_64 LibreOffice_project/d7547858d014d4cf69878db179d326fc3483e082</meta:generator>
    <dc:creator>Samuel Smith</dc:creator>
    <meta:document-statistic meta:table-count="2" meta:image-count="0" meta:object-count="0" meta:page-count="3" meta:paragraph-count="103" meta:word-count="2001" meta:character-count="11434" meta:non-whitespace-character-count="9566"/>
  </office:meta>
</office:document-meta>
</file>